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e85" officeooo:paragraph-rsid="00058e85"/>
    </style:style>
    <style:style style:name="P2" style:family="paragraph" style:parent-style-name="Standard">
      <style:paragraph-properties fo:text-align="center" style:justify-single-word="false"/>
      <style:text-properties officeooo:rsid="00058e85" officeooo:paragraph-rsid="00058e85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8e85" officeooo:paragraph-rsid="00058e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58e85" officeooo:paragraph-rsid="00058e8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f16c" officeooo:paragraph-rsid="0007f16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4c01" officeooo:paragraph-rsid="000b4c0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58e85" officeooo:paragraph-rsid="00058e8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621a3" officeooo:paragraph-rsid="000621a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f16c" officeooo:paragraph-rsid="0007f16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9f9af" officeooo:paragraph-rsid="0009f9a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12" style:family="paragraph" style:parent-style-name="Standard">
      <style:text-properties officeooo:rsid="000621a3" officeooo:paragraph-rsid="000621a3"/>
    </style:style>
    <style:style style:name="P13" style:family="paragraph" style:parent-style-name="Standard">
      <style:paragraph-properties fo:text-align="start" style:justify-single-word="false"/>
      <style:text-properties officeooo:rsid="0007f16c" officeooo:paragraph-rsid="0007f16c"/>
    </style:style>
    <style:style style:name="P14" style:family="paragraph" style:parent-style-name="Standard">
      <style:paragraph-properties fo:text-align="start" style:justify-single-word="false"/>
      <style:text-properties officeooo:rsid="0009f9af" officeooo:paragraph-rsid="0009f9af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0621a3" officeooo:paragraph-rsid="000621a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621a3" officeooo:paragraph-rsid="0007f16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7f16c" officeooo:paragraph-rsid="0007f16c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07f16c" officeooo:paragraph-rsid="0007f16c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weight="normal" officeooo:rsid="000b4c01" officeooo:paragraph-rsid="000b4c0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9da3d" officeooo:paragraph-rsid="0007f16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9f9af" officeooo:paragraph-rsid="0009f9af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officeooo:rsid="0007f16c" officeooo:paragraph-rsid="0007f16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21a3" style:font-weight-asian="normal" style:font-weight-complex="normal"/>
    </style:style>
    <style:style style:name="T3" style:family="text">
      <style:text-properties fo:font-weight="normal" officeooo:rsid="0009da3d" style:font-weight-asian="normal" style:font-weight-complex="normal"/>
    </style:style>
    <style:style style:name="T4" style:family="text">
      <style:text-properties fo:font-weight="normal" officeooo:rsid="0010a784" style:font-weight-asian="normal" style:font-weight-complex="normal"/>
    </style:style>
    <style:style style:name="T5" style:family="text">
      <style:text-properties officeooo:rsid="0007f16c"/>
    </style:style>
    <style:style style:name="T6" style:family="text">
      <style:text-properties officeooo:rsid="0009da3d"/>
    </style:style>
    <style:style style:name="T7" style:family="text">
      <style:text-properties officeooo:rsid="0009f9af"/>
    </style:style>
    <style:style style:name="T8" style:family="text">
      <style:text-properties officeooo:rsid="000ccfcf"/>
    </style:style>
    <style:style style:name="T9" style:family="text">
      <style:text-properties officeooo:rsid="0010a784"/>
    </style:style>
    <style:style style:name="T10" style:family="text">
      <style:text-properties officeooo:rsid="00115c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Steinwert</text:p>
      <text:p text:style-name="P12">Common Sense Social</text:p>
      <text:p text:style-name="P12">Revision 0</text:p>
      <text:p text:style-name="P4">Common Sense Social Server Specification</text:p>
      <text:p text:style-name="P2"/>
      <text:p text:style-name="P3">Overview</text:p>
      <text:p text:style-name="P7"/>
      <text:p text:style-name="P7"><text:tab/>The server and client communicate using SSL, implemented using OpenSSL. OpenSSL sockets provide a useful abstraction in which the transport layer is hidden, and the socket can be used as a normal C socket. Currently the server uses a self signed SSL certificate for the testing phase, pending a legitimate certificate from a CA.</text:p>
      <text:p text:style-name="P7"/>
      <text:p text:style-name="P7"><text:tab/>The server stores a unique session ID for each client, which the server uses to identify the client’s associated account information. Given that the client stores this ID, a login can be maintained while the client is disconnected. An invalid session ID associated with a command will result in an error, unless the ID is all zeros in which case a new valid session ID is passed.</text:p>
      <text:p text:style-name="P7"/>
      <text:p text:style-name="P3">Specification</text:p>
      <text:p text:style-name="P3"/>
      <text:p text:style-name="P8">Commands:</text:p>
      <text:p text:style-name="P8">GET_SESSION_ID 0x1001</text:p>
      <text:p text:style-name="P10">CREATE_ACCOUNT 0x1002</text:p>
      <text:p text:style-name="P9">LOGIN 0x100<text:span text:style-name="T7">3</text:span></text:p>
      <text:p text:style-name="P10"/>
      <text:p text:style-name="P8">GET 0x<text:span text:style-name="T5">2</text:span>00<text:span text:style-name="T5">1</text:span></text:p>
      <text:p text:style-name="P8"/>
      <text:p text:style-name="P8">Command flags:</text:p>
      <text:p text:style-name="P8">TEXT_RESOURCE 0x01</text:p>
      <text:p text:style-name="P8">IMAGE_RESOURCE 0x02</text:p>
      <text:p text:style-name="P8">AUDIO_RESOURCE 0x03</text:p>
      <text:p text:style-name="P8">VIDEO_RESOURCE 0x04</text:p>
      <text:p text:style-name="P8">STREAM_RESOURCE 0x05</text:p>
      <text:p text:style-name="P8">AUDIO_STREAM_RESOURCE 0x06</text:p>
      <text:p text:style-name="P7"/>
      <text:p text:style-name="P8">Generic command structure:</text:p>
      <text:p text:style-name="P8"/>
      <text:p text:style-name="P8"><text:s text:c="8"/>Session ID <text:s text:c="10"/>Command &amp; flags <text:s text:c="9"/>Command Attributes</text:p>
      <text:p text:style-name="P8">[ <text:s text:c="9"/>4 bytes <text:s text:c="9"/>] [ <text:s text:c="9"/>2 bytes <text:s text:c="9"/>] [ <text:s text:c="14"/>Varying <text:s text:c="14"/>]</text:p>
      <text:p text:style-name="P7"/>
      <text:p text:style-name="P3">Session ID request</text:p>
      <text:p text:style-name="P3"/>
      <text:p text:style-name="P8">[ Session ID: 4 bytes ] [ Command: <text:span text:style-name="T5">2 bytes: </text:span>0x1001 ]</text:p>
      <text:list xml:id="list266410947" text:style-name="L1">
        <text:list-item>
          <text:p text:style-name="P15">Session ID should be all zeros.</text:p>
        </text:list-item>
      </text:list>
      <text:p text:style-name="P16"/>
      <text:p text:style-name="P13"><text:span text:style-name="T2">R</text:span><text:span text:style-name="T1">esponse:</text:span></text:p>
      <text:p text:style-name="P9">[ Session ID: 4 bytes ] [ Command: 2 bytes: 0x1001 ]</text:p>
      <text:list xml:id="list49413696" text:style-name="L2">
        <text:list-item>
          <text:p text:style-name="P18">The session ID is newly generated and unique.</text:p>
        </text:list-item>
      </text:list>
      <text:p text:style-name="P9"/>
      <text:p text:style-name="P6"/>
      <text:p text:style-name="P6"><text:soft-page-break/>Create account</text:p>
      <text:p text:style-name="P6"/>
      <text:p text:style-name="P11">[ Session ID: 4 bytes ] [ Command: 0x1002 ] <text:span text:style-name="T10">[ Username length: 2 bytes] </text:span>[ Username ] [ E-mail <text:span text:style-name="T10">length:</text:span> <text:span text:style-name="T10">2 </text:span>by<text:span text:style-name="T8">tes</text:span> ] <text:span text:style-name="T10">[ E-mail ] [ Password length: 2 bytes]</text:span> [ Password ]</text:p>
      <text:list xml:id="list1163396996" text:style-name="L3">
        <text:list-item>
          <text:p text:style-name="P19">Username, password, and e-mail are null terminated strings with <text:span text:style-name="T8">a fixed buffer length of 65,</text:span> maximum of 64 characters.</text:p>
        </text:list-item>
      </text:list>
      <text:p text:style-name="P11"/>
      <text:p text:style-name="P11">Response:</text:p>
      <text:p text:style-name="P11">[ Session ID: 4 bytes ] [ Command: 0x1002 ] [ Error code: 2 bytes ]</text:p>
      <text:list xml:id="list1844628950" text:style-name="L4">
        <text:list-item>
          <text:p text:style-name="P20">Error code is zero if successful, non-zero if failed</text:p>
        </text:list-item>
      </text:list>
      <text:p text:style-name="P9"/>
      <text:p text:style-name="P5">Login</text:p>
      <text:p text:style-name="P5"/>
      <text:p text:style-name="P9">[ Session ID: 4 bytes ] [ Command: 0x100<text:span text:style-name="T7">3</text:span> ] <text:span text:style-name="T10">[ Username length: 2 bytes ] </text:span>[ Username ] <text:span text:style-name="T10">[ Password length: 2 bytes ] </text:span>[ Password ]</text:p>
      <text:list xml:id="list3961765623" text:style-name="L5">
        <text:list-item>
          <text:p text:style-name="P24"><text:span text:style-name="T1">Username and password are null-terminated strings </text:span><text:span text:style-name="T3">with a </text:span><text:span text:style-name="T4">fixed buffer length of 65 bytes, </text:span><text:span text:style-name="T3">maximum of 64 characters.</text:span></text:p>
        </text:list-item>
      </text:list>
      <text:p text:style-name="P22"/>
      <text:p text:style-name="P14"><text:span text:style-name="T3">R</text:span><text:span text:style-name="T1">esponse:</text:span></text:p>
      <text:p text:style-name="P10">[ Session ID: 4 bytes ] [ Command: 0x1003 ] [ Error code: 2 bytes ]</text:p>
      <text:list xml:id="list1263551321" text:style-name="L6">
        <text:list-item>
          <text:p text:style-name="P21">Error code is zero if successful, non-zero if faile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3:36:37.928749486</meta:creation-date>
    <dc:date>2021-01-25T17:37:13.970698960</dc:date>
    <meta:editing-duration>PT5H30M53S</meta:editing-duration>
    <meta:editing-cycles>7</meta:editing-cycles>
    <meta:generator>LibreOffice/7.0.4.2$Linux_X86_64 LibreOffice_project/dcf040e67528d9187c66b2379df5ea4407429775</meta:generator>
    <meta:document-statistic meta:table-count="0" meta:image-count="0" meta:object-count="0" meta:page-count="2" meta:paragraph-count="41" meta:word-count="382" meta:character-count="2230" meta:non-whitespace-character-count="1802"/>
  </office:meta>
</office:document-meta>
</file>